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6327" officeooo:paragraph-rsid="00026327"/>
    </style:style>
    <style:style style:name="P2" style:family="paragraph" style:parent-style-name="Standard">
      <style:paragraph-properties fo:text-align="center" style:justify-single-word="false"/>
      <style:text-properties fo:color="#000000" fo:font-size="12pt" officeooo:rsid="00026327" officeooo:paragraph-rsid="00026327" style:font-size-asian="12pt" style:font-size-complex="12pt"/>
    </style:style>
    <style:style style:name="P3" style:family="paragraph" style:parent-style-name="Standard">
      <style:text-properties fo:font-size="12pt" officeooo:rsid="00026327" officeooo:paragraph-rsid="00026327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字符串hash</text:p>
      <text:p text:style-name="P3"/>
      <text:p text:style-name="P1">#include&lt;stdio.h&gt;</text:p>
      <text:p text:style-name="P1">#include&lt;string.h&gt;</text:p>
      <text:p text:style-name="P1">#include&lt;algorithm&gt;</text:p>
      <text:p text:style-name="P1">using namespace std;</text:p>
      <text:p text:style-name="P1">#define ll long long</text:p>
      <text:p text:style-name="P1">#define MOD 1000000007</text:p>
      <text:p text:style-name="P1"/>
      <text:p text:style-name="P1">struct Hash{</text:p>
      <text:p text:style-name="P1"><text:s text:c="2"/>ll B,mod,len,Has[1000005],Base[1000005];</text:p>
      <text:p text:style-name="P1"/>
      <text:p text:style-name="P1"><text:s text:c="2"/>void init(char *s,ll _len,ll _B,ll _mod){</text:p>
      <text:p text:style-name="P1"><text:s text:c="4"/>B=_B; mod=_mod; len=_len;</text:p>
      <text:p text:style-name="P1"><text:s text:c="4"/>Base[0]=1; Has[0]=0; </text:p>
      <text:p text:style-name="P1"><text:s text:c="4"/>for (ll i=1;i&lt;=len;i++){</text:p>
      <text:p text:style-name="P1"><text:s text:c="6"/>Base[i]=Base[i-1]*B%mod;</text:p>
      <text:p text:style-name="P1"><text:s text:c="6"/>Has[i]=(Has[i-1]*B+s[i-1]-'a'+1)%mod;</text:p>
      <text:p text:style-name="P1"><text:s text:c="4"/>}</text:p>
      <text:p text:style-name="P1"><text:s text:c="2"/>}</text:p>
      <text:p text:style-name="P1"/>
      <text:p text:style-name="P1"><text:s text:c="2"/>ll gethash(ll l,ll r){</text:p>
      <text:p text:style-name="P1"><text:s text:c="4"/>return ((Has[r]-Has[l-1]*Base[r-l+1])%mod+mod)%mod;</text:p>
      <text:p text:style-name="P1"><text:s text:c="2"/>}</text:p>
      <text:p text:style-name="P1"/>
      <text:p text:style-name="P1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000000" fo:font-size="12pt" officeooo:rsid="00026327" officeooo:paragraph-rsid="00026327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字符串hash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00:21:17.104818237</meta:creation-date>
    <dc:date>2015-10-13T00:23:54.105298734</dc:date>
    <meta:editing-duration>P0D</meta:editing-duration>
    <meta:editing-cycles>1</meta:editing-cycles>
    <meta:document-statistic meta:table-count="0" meta:image-count="0" meta:object-count="0" meta:page-count="1" meta:paragraph-count="22" meta:word-count="51" meta:character-count="474" meta:non-whitespace-character-count="408"/>
    <meta:generator>LibreOffice/4.2.8.2$Linux_X86_64 LibreOffice_project/420m0$Build-2</meta:generator>
  </office:meta>
</office:document-meta>
</file>